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Times New Roman" svg:font-family="'Times New Roman'"/>
    <style:font-face style:name="freight-text-pro" svg:font-family="freight-text-pr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33333" style:font-name="Arial" fo:font-size="10pt" fo:letter-spacing="normal" fo:font-style="normal" fo:font-weight="normal"/>
    </style:style>
    <style:style style:name="T1" style:family="text">
      <style:text-properties fo:font-variant="normal" fo:text-transform="none" fo:color="#333333" style:font-name="Arial" fo:font-size="14pt" fo:letter-spacing="normal" fo:font-style="italic" fo:font-weight="bold"/>
    </style:style>
    <style:style style:name="T2" style:family="text">
      <style:text-properties fo:font-variant="normal" fo:text-transform="none" fo:color="#333333" style:font-name="Arial" fo:font-size="10pt" fo:letter-spacing="normal" fo:font-style="normal" fo:font-weight="normal"/>
    </style:style>
    <style:style style:name="T3" style:family="text">
      <style:text-properties fo:color="#403f49"/>
    </style:style>
    <style:style style:name="T4" style:family="text">
      <style:text-properties fo:color="#403f49" style:font-name="freight-text-pro" fo:font-size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No digas que no sabes dónde está el Inframundo,</text:span><text:line-break/><text:span text:style-name="T4">el Inframundo está dentro de ti.</text:span><text:line-break/><text:span text:style-name="T3">    </text:span><text:span text:style-name="T4">No creas que te alejas de los dioses</text:span><text:line-break/><text:span text:style-name="T4">del sacrificio humano, del brazo de ellos vas,</text:span><text:line-break/><text:span text:style-name="T3">    </text:span><text:span text:style-name="T4">te asaltan afuera de tu casa, fabrican bombas a tus espaldas,</text:span><text:line-break/><text:span text:style-name="T4">te matan a mansalva con impuestos, son los generales de la nada.</text:span><text:line-break/><text:span text:style-name="T3">    </text:span><text:span text:style-name="T4">Tezcatlipoca y Huitzilopochtli son tus compañeros de viaje,</text:span><text:line-break/><text:span text:style-name="T4">con cuchillos de sombra a cada instante te sacan el corazón.</text:span><text:line-break/><text:span text:style-name="T3">    </text:span><text:span text:style-name="T4">Aunque vayas cuesta arriba vas bajando,</text:span><text:line-break/><text:span text:style-name="T4">aunque llegues a la cumbre has descendido,</text:span><text:line-break/><text:span text:style-name="T3">    </text:span><text:span text:style-name="T4">Los nueve niveles del Inframundo, los trece niveles</text:span><text:line-break/><text:span text:style-name="T4">del Supramundo, se ahondan bajo tus pies,</text:span><text:line-break/><text:span text:style-name="T3">    </text:span><text:span text:style-name="T4">Día y noche, bajo el sol y la lluvia la nada acucia.</text:span><text:line-break/><text:span text:style-name="T4">El lugar del espanto está dentro de ti.</text:span><text:line-break/><text:span text:style-name="T3">    </text:span><text:span text:style-name="T4">El laberinto antiguo es tu futuro,</text:span><text:line-break/><text:span text:style-name="T4">sus puertas y sus paredes son interiores.</text:span><text:line-break/><text:span text:style-name="T3">    </text:span><text:span text:style-name="T4">No te esfuerces en abarcar el cuerpo de la amada,</text:span><text:line-break/><text:span text:style-name="T4">aún en tus brazos dondequiera que vayas está lejos de ti.</text:span><text:line-break/><text:span text:style-name="T3">    </text:span><text:span text:style-name="T4">Las salidas del Inframundo no han sido marcadas para ti,</text:span><text:line-break/><text:span text:style-name="T4">das vueltas a la noria, sacas tesoros vacíos.</text:span><text:line-break/><text:span text:style-name="T3">    </text:span><text:span text:style-name="T4">Algunos dioses entraron y salieron por los ríos de la muerte</text:span><text:line-break/><text:span text:style-name="T4">para confundirte con sus espejos mágicos.</text:span><text:line-break/><text:span text:style-name="T3">    </text:span><text:span text:style-name="T4">No digas que no sabes dónde está el Inframundo,</text:span><text:line-break/><text:span text:style-name="T4">en tu cama o en la calle, solo o acompañado, está dentro ti. ~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Times New Roman" svg:font-family="'Times New Roman'"/>
    <style:font-face style:name="freight-text-pro" svg:font-family="freight-text-pr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08:30:52.857142217</meta:creation-date>
    <dc:date>2020-05-29T08:42:55.389612714</dc:date>
    <meta:editing-duration>PT12M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213" meta:character-count="1228" meta:non-whitespace-character-count="972"/>
  </office:meta>
</office:document-meta>
</file>